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nstantia" officeooo:paragraph-rsid="00177159"/>
    </style:style>
    <style:style style:name="P2" style:family="paragraph" style:parent-style-name="Standard">
      <style:paragraph-properties fo:text-align="justify" style:justify-single-word="false"/>
      <style:text-properties style:font-name="Constantia" officeooo:paragraph-rsid="0027eaca"/>
    </style:style>
    <style:style style:name="P3" style:family="paragraph" style:parent-style-name="Standard">
      <style:paragraph-properties fo:text-align="justify" style:justify-single-word="false"/>
      <style:text-properties style:font-name="Constantia" officeooo:paragraph-rsid="002a8e68"/>
    </style:style>
    <style:style style:name="P4" style:family="paragraph" style:parent-style-name="Standard">
      <style:paragraph-properties fo:text-align="justify" style:justify-single-word="false"/>
      <style:text-properties style:font-name="Constantia" officeooo:rsid="000f6adf" officeooo:paragraph-rsid="001d2797"/>
    </style:style>
    <style:style style:name="P5" style:family="paragraph" style:parent-style-name="Standard">
      <style:paragraph-properties fo:text-align="justify" style:justify-single-word="false"/>
      <style:text-properties style:font-name="Constantia" officeooo:rsid="000f6adf" officeooo:paragraph-rsid="00245e7b"/>
    </style:style>
    <style:style style:name="P6" style:family="paragraph" style:parent-style-name="Standard">
      <style:paragraph-properties fo:text-align="justify" style:justify-single-word="false"/>
      <style:text-properties style:font-name="Constantia" officeooo:rsid="002a8e68" officeooo:paragraph-rsid="002a8e68"/>
    </style:style>
    <style:style style:name="P7" style:family="paragraph" style:parent-style-name="Standard">
      <style:paragraph-properties fo:text-align="justify" style:justify-single-word="false"/>
      <style:text-properties style:font-name="Constantia" officeooo:rsid="001d2797" officeooo:paragraph-rsid="001d2797"/>
    </style:style>
    <style:style style:name="P8" style:family="paragraph" style:parent-style-name="Standard">
      <style:paragraph-properties fo:text-align="justify" style:justify-single-word="false"/>
      <style:text-properties style:font-name="Constantia" officeooo:rsid="001d2797" officeooo:paragraph-rsid="0037961e"/>
    </style:style>
    <style:style style:name="P9" style:family="paragraph" style:parent-style-name="Standard">
      <style:paragraph-properties fo:text-align="justify" style:justify-single-word="false"/>
      <style:text-properties style:font-name="Constantia" fo:font-size="16pt" officeooo:rsid="00274ce4" officeooo:paragraph-rsid="00274ce4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Constantia" officeooo:rsid="0037961e" officeooo:paragraph-rsid="0037961e"/>
    </style:style>
    <style:style style:name="P11" style:family="paragraph" style:parent-style-name="Standard">
      <style:paragraph-properties fo:text-align="justify" style:justify-single-word="false"/>
      <style:text-properties style:font-name="Constantia" officeooo:rsid="0037961e" officeooo:paragraph-rsid="0039e654"/>
    </style:style>
    <style:style style:name="P12" style:family="paragraph" style:parent-style-name="Standard">
      <style:paragraph-properties fo:text-align="justify" style:justify-single-word="false"/>
      <style:text-properties officeooo:paragraph-rsid="002c4cfb"/>
    </style:style>
    <style:style style:name="P13" style:family="paragraph" style:parent-style-name="Standard">
      <style:paragraph-properties style:line-height-at-least="0.503cm"/>
      <style:text-properties fo:color="#000000" loext:opacity="100%" style:font-name="Constantia" fo:font-size="12pt" fo:font-weight="normal" fo:background-color="#ffffff" style:font-size-asian="12pt" style:font-size-complex="12pt"/>
    </style:style>
    <style:style style:name="P14" style:family="paragraph" style:parent-style-name="Standard">
      <style:paragraph-properties style:line-height-at-least="0.503cm"/>
      <style:text-properties fo:color="#000000" loext:opacity="100%" style:font-name="Constantia" fo:font-size="12pt" fo:background-color="#fffff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Constantia" fo:font-size="12pt" fo:font-weight="normal" officeooo:rsid="001d2797" officeooo:paragraph-rsid="001d2797" fo:background-color="#ffffff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000000" loext:opacity="100%" style:font-name="Constantia" fo:font-size="12pt" fo:font-weight="normal" fo:background-color="#ffffff" style:font-size-asian="12pt" style:font-size-complex="12pt"/>
    </style:style>
    <style:style style:name="T1" style:family="text">
      <style:text-properties officeooo:rsid="00127b1d"/>
    </style:style>
    <style:style style:name="T2" style:family="text">
      <style:text-properties officeooo:rsid="001460ea"/>
    </style:style>
    <style:style style:name="T3" style:family="text">
      <style:text-properties officeooo:rsid="0015cb6e"/>
    </style:style>
    <style:style style:name="T4" style:family="text">
      <style:text-properties officeooo:rsid="00173928"/>
    </style:style>
    <style:style style:name="T5" style:family="text">
      <style:text-properties officeooo:rsid="00177159"/>
    </style:style>
    <style:style style:name="T6" style:family="text">
      <style:text-properties officeooo:rsid="000f6adf"/>
    </style:style>
    <style:style style:name="T7" style:family="text">
      <style:text-properties officeooo:rsid="00191d0e"/>
    </style:style>
    <style:style style:name="T8" style:family="text">
      <style:text-properties officeooo:rsid="0019cc7e"/>
    </style:style>
    <style:style style:name="T9" style:family="text">
      <style:text-properties officeooo:rsid="001b3fba"/>
    </style:style>
    <style:style style:name="T10" style:family="text">
      <style:text-properties officeooo:rsid="001c4417"/>
    </style:style>
    <style:style style:name="T11" style:family="text">
      <style:text-properties officeooo:rsid="001ccc5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7961e" style:font-style-asian="italic" style:font-style-complex="italic"/>
    </style:style>
    <style:style style:name="T14" style:family="text">
      <style:text-properties officeooo:rsid="001d2797"/>
    </style:style>
    <style:style style:name="T15" style:family="text">
      <style:text-properties officeooo:rsid="001ef029"/>
    </style:style>
    <style:style style:name="T16" style:family="text">
      <style:text-properties officeooo:rsid="0020aba5"/>
    </style:style>
    <style:style style:name="T17" style:family="text">
      <style:text-properties officeooo:rsid="00225e4e"/>
    </style:style>
    <style:style style:name="T18" style:family="text">
      <style:text-properties officeooo:rsid="00245e7b"/>
    </style:style>
    <style:style style:name="T19" style:family="text">
      <style:text-properties officeooo:rsid="00260fd2"/>
    </style:style>
    <style:style style:name="T20" style:family="text">
      <style:text-properties officeooo:rsid="00274ce4"/>
    </style:style>
    <style:style style:name="T21" style:family="text">
      <style:text-properties officeooo:rsid="0027eaca"/>
    </style:style>
    <style:style style:name="T22" style:family="text">
      <style:text-properties style:font-name="Constantia"/>
    </style:style>
    <style:style style:name="T23" style:family="text">
      <style:text-properties style:font-name="Constantia" officeooo:rsid="002c4cfb"/>
    </style:style>
    <style:style style:name="T24" style:family="text">
      <style:text-properties style:font-name="Constantia" fo:font-weight="normal" style:font-weight-asian="normal" style:font-weight-complex="normal"/>
    </style:style>
    <style:style style:name="T25" style:family="text">
      <style:text-properties style:font-name="Constantia" fo:font-weight="normal" officeooo:rsid="002c4cfb" style:font-weight-asian="normal" style:font-weight-complex="normal"/>
    </style:style>
    <style:style style:name="T26" style:family="text">
      <style:text-properties style:font-name="Constantia" officeooo:rsid="002d82d6"/>
    </style:style>
    <style:style style:name="T27" style:family="text">
      <style:text-properties style:font-name="Constantia" officeooo:rsid="002e2a29"/>
    </style:style>
    <style:style style:name="T28" style:family="text">
      <style:text-properties officeooo:rsid="0029e4e1"/>
    </style:style>
    <style:style style:name="T29" style:family="text">
      <style:text-properties officeooo:rsid="002a8e68"/>
    </style:style>
    <style:style style:name="T30" style:family="text">
      <style:text-properties officeooo:rsid="00308f02"/>
    </style:style>
    <style:style style:name="T31" style:family="text">
      <style:text-properties fo:font-weight="normal"/>
    </style:style>
    <style:style style:name="T32" style:family="text">
      <style:text-properties officeooo:rsid="0037961e"/>
    </style:style>
    <style:style style:name="T33" style:family="text">
      <style:text-properties officeooo:rsid="0037dfc4"/>
    </style:style>
    <style:style style:name="T34" style:family="text">
      <style:text-properties officeooo:rsid="003803a5"/>
    </style:style>
    <style:style style:name="T35" style:family="text">
      <style:text-properties officeooo:rsid="0039e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sta 2 – Computação Concorrente</text:p>
      <text:p text:style-name="P9">Nome: Gabriel Almeida Mendes<text:tab/><text:tab/>DRE: 117204959</text:p>
      <text:p text:style-name="P4"/>
      <text:p text:style-name="P4">Q1<text:span text:style-name="T14">) Tarefa: Considerando a solução concorrente apresentada no programa acima, responda as perguntas abaixo, </text:span>justificando todas as respostas: </text:p>
      <text:p text:style-name="P4"/>
      <text:p text:style-name="P5">a) Quais são as etapas principais do programa? Como ele funciona em detalhe?</text:p>
      <text:p text:style-name="P2"><text:span text:style-name="T1"><text:tab/>As principais etapas </text:span><text:span text:style-name="T2">do programa </text:span><text:span text:style-name="T1">estão na sincronização por barreira </text:span><text:span text:style-name="T2">e</text:span><text:span text:style-name="T1"> </text:span><text:span text:style-name="T2">n</text:span><text:span text:style-name="T1">a função das threads, </text:span><text:span text:style-name="T2">mais especificamente no laço for. Primeiro, o programa </text:span><text:span text:style-name="T3">receb</text:span><text:span text:style-name="T17">e </text:span><text:span text:style-name="T3">o n</text:span><text:span text:style-name="T4">ú</text:span><text:span text:style-name="T3">mero de elementos do vetor de entrada </text:span><text:span text:style-name="T5">e atribui </text:span><text:span text:style-name="T18">esse mesmo</text:span><text:span text:style-name="T5"> valor </text:span><text:span text:style-name="T18">a</text:span><text:span text:style-name="T5">o número de threads, em seguida inicializa as variáveis globais e preenche o vetor </text:span>correspondente<text:span text:style-name="T5"> a ela, </text:span><text:span text:style-name="T7">os valores passados podem ser pré-determinados ou gerados aleatoriamente</text:span><text:span text:style-name="T5">. </text:span><text:span text:style-name="T7">Segundo, um for cria as threads </text:span><text:span text:style-name="T19">e</text:span><text:span text:style-name="T7"> chama a função tarefa que é executada pelas mesmas, nessa função que ocorre</text:span><text:span text:style-name="T19">rá</text:span><text:span text:style-name="T7"> as operações principais do programa. </text:span><text:span text:style-name="T8">Como num programa concorrente todas as threads são executadas ao mesmo tempo e nesse </text:span><text:span text:style-name="T9">também é </text:span><text:span text:style-name="T8">usado uma variável compartilhada </text:span><text:span text:style-name="T9">entre as threads, a função tarefa se utiliza de </text:span><text:span text:style-name="T16">um </text:span><text:span text:style-name="T9">mecanismo de sincronização para garantir que não </text:span><text:span text:style-name="T16">h</text:span><text:span text:style-name="T9">aja condição de corrida, dessa forma a função </text:span><text:span text:style-name="T19">tarefa</text:span><text:span text:style-name="T9"> funciona assim: </text:span></text:p>
      <text:p text:style-name="P3"><text:span text:style-name="T19"><text:tab/>Cada thread percorrerá o laço for um n</text:span><text:span text:style-name="T20">ú</text:span><text:span text:style-name="T19">mero equivalente a mesma quantidade de threads </text:span><text:span text:style-name="T20">para quando chegar ao c</text:span><text:span text:style-name="T21">ondicional só passar as threads com número de id valido, as que não passarem quebram o laço e são preenchidas com os valores padrão. Para as que passaram, nas linhas seguintes estarão as linhas centrais do código, uma variável auxiliar será declarada e nela será armazenada um valor </text:span><text:span text:style-name="T28">que é correspondente </text:span><text:span text:style-name="T21">a </text:span><text:span text:style-name="T28">uma</text:span><text:span text:style-name="T21"> posição do vetor que será </text:span><text:span text:style-name="T28">a de</text:span><text:span text:style-name="T21"> número anterior daquel</text:span><text:span text:style-name="T28">a</text:span><text:span text:style-name="T21"> que, tem como referência de posição atual do vetor, um valor que o mesmo que o do id da thread atual do loop atual. Exemplo: Loop 1 da thread de id 2, seu aux será 4 </text:span><text:span text:style-name="T28">porque é o valor correspondente a da posição v[1] = <text:s/>v=[2 – 1] = <text:s/>v=[id-salto], e <text:s/>assim por diante. A barreira que vem depois e uma barreira simples que apenas garante que todas threads tenham calculado suas variáveis auxiliares antes de prosseguirem. A próxima linha é que modificar</text:span><text:span text:style-name="T29">á realmente o vetor e realizar a soma parcial, fará somando a posição atual do vetor, identificado pelo id da thread atual, e somá-lo com o valor anterior, representado pela variável aux. Exemplo: </text:span><text:span text:style-name="T21">Loop 1 da thread de id </text:span><text:span text:style-name="T29">1</text:span><text:span text:style-name="T21">, </text:span><text:span text:style-name="T29">terá o valor posição vetor[1] modificada para 5 porque é o resultado de vetor[1] = 1 + vetor[1] = 1 + 4. A barreira seguinte garante que todas as threads alterem o vetor antes de passar para o próximo laço. O laços continuaram acontecendo até que todas as posições sejam alteradas pelo resultado da soma parcial correta.</text:span></text:p>
      <text:p text:style-name="P6"><text:s/></text:p>
      <text:p text:style-name="P1">(b) A solu<text:span text:style-name="T10">çã</text:span>o apresentada est<text:span text:style-name="T10">á</text:span> correta? O resultado dela equivale ao resultado que seria obtido com algoritmo sequencial apresentado?</text:p>
      <text:p text:style-name="P12"><text:span text:style-name="T22"><text:tab/></text:span><text:span text:style-name="T23">A solução está correta e se fosse feito um algoritmo sequencial este teria obtido o mesmo resultado. Porque o que a solução concorrente faz e o que a torna, basicamente, mais vantajosa nesse caso, é que uma thread reutiliza contas realizadas por outras threads. Com isso há mais ganho de tempo e p</text:span><text:span text:style-name="T22">erformance</text:span><text:span text:style-name="T23"> do programa concorrente em relação a solução sequencial.</text:span></text:p>
      <text:p text:style-name="P1"/>
      <text:p text:style-name="P1">(c) Por que s<text:span text:style-name="T11">ã</text:span>o necess<text:span text:style-name="T11">á</text:span>rias duas chamadas de si<text:span text:style-name="T11">n</text:span>croniza<text:span text:style-name="T11">çã</text:span>o coletiva (implementada pela fun<text:span text:style-name="T11">ção</text:span> <text:span text:style-name="T12">barreira()</text:span>)? Elas poderiam ser substitu<text:span text:style-name="T11">í</text:span>das por apenas uma?</text:p>
      <text:p text:style-name="P12"><text:span text:style-name="T6"><text:tab/></text:span><text:span text:style-name="T23">Não, elas não poderiam ser </text:span><text:span text:style-name="T25">s</text:span><text:span text:style-name="T24">ubstituída</text:span><text:span text:style-name="T25">s</text:span><text:span text:style-name="T22"> </text:span><text:span text:style-name="T23">por apenas uma, </text:span><text:span text:style-name="T26">porque ambas possuem objetivos diferentes. A primeira barreira garante que todas as threads tenham calculado suas variáveis auxiliares antes de seguirem para as alterações do vetor. </text:span><text:span text:style-name="T27">Já a</text:span><text:span text:style-name="T26"> segunda barreira </text:span><text:span text:style-name="T27">garante que todas as threads tenham preenchido o vetor antes de seguirem para o próximo laço do for.</text:span><text:span text:style-name="T26"> </text:span></text:p>
      <text:p text:style-name="P7"><text:soft-page-break/>Q2) <text:span text:style-name="T30">Tarefa: </text:span>Implemente uma thread adicional T2 para necessariamente imprimir na tela o valor da variável contador sempre que ele for múltiplo de 100 (indicando que a função ̃FazAlgo foi executada por mais 100 vezes). Crie outras variáveis globais e altere o código de T1, caso necessário. Comente seu c<text:span text:style-name="T15">ó</text:span>digo.</text:p>
      <text:p text:style-name="P7"/>
      <text:p text:style-name="P15">void FazAlgo(long int n){}</text:p>
      <text:p text:style-name="P13">void *T1 (void *arg) {</text:p>
      <text:p text:style-name="P14">    <text:span text:style-name="T31">while(1) {</text:span></text:p>
      <text:p text:style-name="P14">        <text:span text:style-name="T31">FazAlgo(contador);</text:span></text:p>
      <text:p text:style-name="P14">        <text:span text:style-name="T31">pthread_mutex_lock(&amp;mutex); //variavel mutex acionada</text:span></text:p>
      <text:p text:style-name="P14">        <text:span text:style-name="T31">contador++; //sessao critica</text:span></text:p>
      <text:p text:style-name="P14">        <text:span text:style-name="T31">pthread_cond_wait(&amp;cond, &amp;mutex); //impedia a 1º thread de proseguir até que seja sinaliza pela thread 2 </text:span></text:p>
      <text:p text:style-name="P14">        <text:span text:style-name="T31">pthread_mutex_unlock(&amp;mutex); //variavel mutex liberada</text:span></text:p>
      <text:p text:style-name="P14">    <text:span text:style-name="T31">}</text:span></text:p>
      <text:p text:style-name="P13">}</text:p>
      <text:p text:style-name="P13">void *T2(){</text:p>
      <text:p text:style-name="P14">    <text:span text:style-name="T31">while (1){</text:span></text:p>
      <text:p text:style-name="P14">        <text:span text:style-name="T31">pthread_mutex_lock(&amp;mutex); //variavel mutex acionada</text:span></text:p>
      <text:p text:style-name="P14">        <text:span text:style-name="T31">/* Sessao critica com a variavel */</text:span></text:p>
      <text:p text:style-name="P14">        <text:span text:style-name="T31">if (contador % 100 == 0){</text:span></text:p>
      <text:p text:style-name="P14">            <text:span text:style-name="T31">if (contador != antes){</text:span></text:p>
      <text:p text:style-name="P14">                <text:span text:style-name="T31">antes = contador;</text:span></text:p>
      <text:p text:style-name="P14">                <text:span text:style-name="T31">printf("%lld\n", contador);</text:span></text:p>
      <text:p text:style-name="P14">            <text:span text:style-name="T31">}</text:span></text:p>
      <text:p text:style-name="P14">        <text:span text:style-name="T31">}</text:span></text:p>
      <text:p text:style-name="P14">        <text:span text:style-name="T31">pthread_mutex_unlock(&amp;mutex); //variavel mutex liberada</text:span></text:p>
      <text:p text:style-name="P14">        <text:span text:style-name="T31">pthread_cond_signal(&amp;cond); //sinaliza para a 1º thread que ela pode prosseguir, já que a segunda ja foi verificada e execuada</text:span></text:p>
      <text:p text:style-name="P14">    <text:span text:style-name="T31">}</text:span></text:p>
      <text:p text:style-name="P13">}</text:p>
      <text:p text:style-name="P7"/>
      <text:p text:style-name="P8">Q<text:span text:style-name="T32">3</text:span>) <text:span text:style-name="T32">Tarefa: (a) Descreva como essa implementação do </text:span><text:span text:style-name="T13">pool de threads</text:span><text:span text:style-name="T32"> funciona. (b) Identifique o erro no código e mostre corrig</text:span><text:span text:style-name="T34">i</text:span><text:span text:style-name="T32">-lo. Justifique suas respostas.</text:span></text:p>
      <text:p text:style-name="P8"/>
      <text:p text:style-name="P10"><text:tab/>Na classe privada MyPoolThreads, é que reside a parte central para o funcionamento do programa, pois é nela que temos o método que usamos para executar as tarefas nas threads (o método <text:span text:style-name="T12">run</text:span>). <text:span text:style-name="T33">Nessa classe temos uma vari</text:span><text:span text:style-name="T34">á</text:span><text:span text:style-name="T33">vel r to tipo runnable. Em seguida temos um laço que, com a ajuda do synhronized para a implementação de mecanismos de sincronização, vamos primeiramente verificar se nossa lista que está vazia e o shutdown desligado (false). Enquanto for verdadeiro faremos com que a thread pare de executar até receber o notify, logo depois que um elemento do tipo Runnable seja colocado na lista e a thread enfim ter alguma tarefa para realizar.</text:span></text:p>
      <text:p text:style-name="P11"><text:tab/><text:span text:style-name="T33">Na próxima etapa, passamos por um if </text:span><text:span text:style-name="T35">em que verificaremos se queue está vazia e se shutdown foi modificada pra true. Em caso de verdade, apenas damos um return, indicando que as tarefas da fila acabaram. Em caso de falso, pegamos o primeiro elemento de queue, o removemos da lista e então retornamos para a variável runnable r. Por último, a variável vai ser envolvida por try/catch, executada pelo método .run. É assim que cada thread executa uma taref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5:47:57.640000000</meta:creation-date>
    <dc:date>2021-09-28T00:15:23.459000000</dc:date>
    <meta:editing-duration>PT5H21M24S</meta:editing-duration>
    <meta:editing-cycles>1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9" meta:word-count="956" meta:character-count="6065" meta:non-whitespace-character-count="4971"/>
  </office:meta>
</office:document-meta>
</file>